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No</text:p>
          </table:table-cell>
          <table:table-cell office:value-type="string" calcext:value-type="string">
            <text:p>Command struggle actions/reactions not supported</text:p>
          </table:table-cell>
          <table:table-cell/>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No</text:p>
          </table:table-cell>
          <table:table-cell office:value-type="string" calcext:value-type="string">
            <text:p>Action not supported</text:p>
          </table:table-cell>
          <table:table-cell/>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nshee Power Sword</text:p>
          </table:table-cell>
          <table:table-cell office:value-type="string" calcext:value-type="string">
            <text:p>Eldar</text:p>
          </table:table-cell>
          <table:table-cell office:value-type="string" calcext:value-type="string">
            <text:p>Maybe</text:p>
          </table:table-cell>
          <table:table-cell office:value-type="string" calcext:value-type="string">
            <text:p>Can not discard cards for extra attack</text:p>
          </table:table-cell>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891304347826087" calcext:value-type="float">
            <text:p>0.891304347826087</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2">00/00/0000</text:date>, <text:time style:data-style-name="N2" text:time-value="10:12:19.029679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2T11:29:31.864566900</dc:date>
    <meta:editing-duration>P3DT10H41M41S</meta:editing-duration>
    <meta:editing-cycles>117</meta:editing-cycles>
    <meta:generator>LibreOffice/25.2.1.2$Windows_X86_64 LibreOffice_project/d3abf4aee5fd705e4a92bba33a32f40bc4e56f49</meta:generator>
    <meta:document-statistic meta:table-count="1" meta:cell-count="590" meta:object-count="0"/>
  </office:meta>
</office:document-meta>
</file>